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Text_20_body" style:list-style-name="L30"/>
    <style:style style:name="P32" style:family="paragraph" style:parent-style-name="Text_20_body" style:list-style-name="L31"/>
    <style:style style:name="P33" style:family="paragraph" style:parent-style-name="Text_20_body" style:list-style-name="L32"/>
    <style:style style:name="P34" style:family="paragraph" style:parent-style-name="Text_20_body" style:list-style-name="L33"/>
    <style:style style:name="P35" style:family="paragraph" style:parent-style-name="Text_20_body" style:list-style-name="L34"/>
    <style:style style:name="P36" style:family="paragraph" style:parent-style-name="Text_20_body" style:list-style-name="L35"/>
    <style:style style:name="P37" style:family="paragraph" style:parent-style-name="Text_20_body" style:list-style-name="L36"/>
    <style:style style:name="P38" style:family="paragraph" style:parent-style-name="Text_20_body" style:list-style-name="L37"/>
    <style:style style:name="P39" style:family="paragraph" style:parent-style-name="Text_20_body" style:list-style-name="L38"/>
    <style:style style:name="P40" style:family="paragraph" style:parent-style-name="Text_20_body" style:list-style-name="L39"/>
    <style:style style:name="P41" style:family="paragraph" style:parent-style-name="Text_20_body" style:list-style-name="L40"/>
    <style:style style:name="P42" style:family="paragraph" style:parent-style-name="Text_20_body" style:list-style-name="L41"/>
    <style:style style:name="P43" style:family="paragraph" style:parent-style-name="Text_20_body" style:list-style-name="L42"/>
    <style:style style:name="P44" style:family="paragraph" style:parent-style-name="Text_20_body" style:list-style-name="L43"/>
    <style:style style:name="P45" style:family="paragraph" style:parent-style-name="Text_20_body" style:list-style-name="L44"/>
    <style:style style:name="P46" style:family="paragraph" style:parent-style-name="Text_20_body" style:list-style-name="L45"/>
    <style:style style:name="P47" style:family="paragraph" style:parent-style-name="Text_20_body" style:list-style-name="L46"/>
    <style:style style:name="P48" style:family="paragraph" style:parent-style-name="Text_20_body" style:list-style-name="L47"/>
    <style:style style:name="P49" style:family="paragraph" style:parent-style-name="Text_20_body" style:list-style-name="L48"/>
    <style:style style:name="P50" style:family="paragraph" style:parent-style-name="Text_20_body" style:list-style-name="L49"/>
    <style:style style:name="P51" style:family="paragraph" style:parent-style-name="Text_20_body" style:list-style-name="L50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sawa. hapa hatuchezi tena.<text:line-break/>hii ni <text:span text:style-name="Strong_20_Emphasis">constitutional layer</text:span> ya system yako — kama katiba ya nchi.<text:line-break/>kama hapa ukiteleza, system nzima itakuwa ya drama.</text:p>
      <text:p text:style-name="Text_20_body">nitakuwa <text:span text:style-name="Strong_20_Emphasis">deep, strict, na realistic</text:span>.</text:p>
      <text:p text:style-name="Horizontal_20_Line"/>
      <text:h text:style-name="Heading_20_2" text:outline-level="2">kanuni ya kwanza kabisa (isiyovunjika)</text:h>
      <text:h text:style-name="Heading_20_3" text:outline-level="3">RULE 0 — SYSTEM HAIDAI PES A, INASIMAMIA MAAMUZI</text:h>
      <text:p text:style-name="Text_20_body">system yako:</text:p>
      <text:list text:style-name="L1">
        <text:list-item>
          <text:p text:style-name="P2">haisemi “pesa imeingia”</text:p>
        </text:list-item>
        <text:list-item>
          <text:p text:style-name="P2">inasema “uamuzi fulani umeruhusiwa au haujaruhusiwa”</text:p>
        </text:list-item>
      </text:list>
      <text:p text:style-name="Text_20_body">hii inalinda chuo kisheria na kiutawala.</text:p>
      <text:p text:style-name="Text_20_body">ukivunja hii, kila kitu kinaanguka.</text:p>
      <text:p text:style-name="Horizontal_20_Line"/>
      <text:h text:style-name="Heading_20_2" text:outline-level="2">RULE 1 — HAKUNA ACCESS BILA RECORD</text:h>
      <text:p text:style-name="Text_20_body">hakuna:</text:p>
      <text:list text:style-name="L2">
        <text:list-item>
          <text:p text:style-name="P3">risiti mkononi bila record</text:p>
        </text:list-item>
        <text:list-item>
          <text:p text:style-name="P3">screenshot bila record</text:p>
        </text:list-item>
        <text:list-item>
          <text:p text:style-name="P3">maelezo ya mdomo bila record</text:p>
        </text:list-item>
      </text:list>
      <text:p text:style-name="Text_20_body">kiufundi:</text:p>
      <text:p text:style-name="Quotations"><text:span text:style-name="Strong_20_Emphasis">kama haipo kwenye system, haipo kabisa</text:span></text:p>
      <text:p text:style-name="Text_20_body">hata siku ya exam.</text:p>
      <text:p text:style-name="Text_20_body">hii:</text:p>
      <text:list text:style-name="L3">
        <text:list-item>
          <text:p text:style-name="P4">inalinda finance</text:p>
        </text:list-item>
        <text:list-item>
          <text:p text:style-name="P4">inalinda invigilator</text:p>
        </text:list-item>
        <text:list-item>
          <text:p text:style-name="P4">inaua upendeleo</text:p>
        </text:list-item>
      </text:list>
      <text:p text:style-name="Horizontal_20_Line"/>
      <text:h text:style-name="Heading_20_2" text:outline-level="2">RULE 2 — KILA MAAMUZI LAZIMA LIWE TRACEABLE</text:h>
      <text:p text:style-name="Text_20_body">kila:</text:p>
      <text:list text:style-name="L4">
        <text:list-item>
          <text:p text:style-name="P5">approval</text:p>
        </text:list-item>
        <text:list-item>
          <text:p text:style-name="P5">temporary clearance</text:p>
        </text:list-item>
        <text:list-item>
          <text:p text:style-name="P5"><text:soft-page-break/>rejection</text:p>
        </text:list-item>
      </text:list>
      <text:p text:style-name="Text_20_body">lazima iwe na:</text:p>
      <text:list text:style-name="L5">
        <text:list-item>
          <text:p text:style-name="P6">nani</text:p>
        </text:list-item>
        <text:list-item>
          <text:p text:style-name="P6">lini</text:p>
        </text:list-item>
        <text:list-item>
          <text:p text:style-name="P6">kwa nini</text:p>
        </text:list-item>
        <text:list-item>
          <text:p text:style-name="P6">kwa reference gani</text:p>
        </text:list-item>
      </text:list>
      <text:p text:style-name="Text_20_body">hata kama ni temporary.</text:p>
      <text:p text:style-name="Text_20_body">hii ni <text:span text:style-name="Strong_20_Emphasis">audit law</text:span>, sio preference.</text:p>
      <text:p text:style-name="Horizontal_20_Line"/>
      <text:h text:style-name="Heading_20_2" text:outline-level="2">RULE 3 — TEMPORARY ≠ FREE</text:h>
      <text:p text:style-name="Text_20_body">temporary clearance:</text:p>
      <text:list text:style-name="L6">
        <text:list-item>
          <text:p text:style-name="P7">ina muda</text:p>
        </text:list-item>
        <text:list-item>
          <text:p text:style-name="P7">ina scope</text:p>
        </text:list-item>
        <text:list-item>
          <text:p text:style-name="P7">ina expiry</text:p>
        </text:list-item>
      </text:list>
      <text:p text:style-name="Text_20_body">mfano:</text:p>
      <text:list text:style-name="L7">
        <text:list-item>
          <text:p text:style-name="P8">valid kwa paper 1–2</text:p>
        </text:list-item>
        <text:list-item>
          <text:p text:style-name="P8">valid kwa masaa 24</text:p>
        </text:list-item>
        <text:list-item>
          <text:p text:style-name="P8">invalid automatically baada ya muda</text:p>
        </text:list-item>
      </text:list>
      <text:p text:style-name="Text_20_body">hakuna:</text:p>
      <text:list text:style-name="L8">
        <text:list-item>
          <text:p text:style-name="P9">“acha afanye tu”</text:p>
        </text:list-item>
        <text:list-item>
          <text:p text:style-name="P9">“tutaangalia baadaye” bila limit</text:p>
        </text:list-item>
      </text:list>
      <text:p text:style-name="Text_20_body">temporary ni mkataba wa muda.</text:p>
      <text:p text:style-name="Horizontal_20_Line"/>
      <text:h text:style-name="Heading_20_2" text:outline-level="2">RULE 4 — SYSTEM HAIMAMISHWI KWA HISIA</text:h>
      <text:p text:style-name="Text_20_body">hakuna:</text:p>
      <text:list text:style-name="L9">
        <text:list-item>
          <text:p text:style-name="P10">kulia</text:p>
        </text:list-item>
        <text:list-item>
          <text:p text:style-name="P10">kupiga kelele</text:p>
        </text:list-item>
        <text:list-item>
          <text:p text:style-name="P10">“nina situation”</text:p>
        </text:list-item>
      </text:list>
      <text:p text:style-name="Text_20_body">system:</text:p>
      <text:list text:style-name="L10">
        <text:list-item>
          <text:p text:style-name="P11">inafanya rules</text:p>
        </text:list-item>
        <text:list-item>
          <text:p text:style-name="P11">binadamu wanafuata system</text:p>
        </text:list-item>
      </text:list>
      <text:p text:style-name="Text_20_body"><text:soft-page-break/>hii ndiyo inazuia:</text:p>
      <text:list text:style-name="L11">
        <text:list-item>
          <text:p text:style-name="P12">rushwa</text:p>
        </text:list-item>
        <text:list-item>
          <text:p text:style-name="P12">favoritism</text:p>
        </text:list-item>
        <text:list-item>
          <text:p text:style-name="P12">inconsistency</text:p>
        </text:list-item>
      </text:list>
      <text:p text:style-name="Horizontal_20_Line"/>
      <text:h text:style-name="Heading_20_2" text:outline-level="2">RULE 5 — HAKUNA MAAMUZI YA KIMYA KIMYA</text:h>
      <text:p text:style-name="Text_20_body">kama:</text:p>
      <text:list text:style-name="L12">
        <text:list-item>
          <text:p text:style-name="P13">payment iko pending</text:p>
        </text:list-item>
        <text:list-item>
          <text:p text:style-name="P13">verification haijafanyika</text:p>
        </text:list-item>
      </text:list>
      <text:p text:style-name="Text_20_body">status lazima iwe:</text:p>
      <text:list text:style-name="L13">
        <text:list-item>
          <text:p text:style-name="P14">visible</text:p>
        </text:list-item>
        <text:list-item>
          <text:p text:style-name="P14">clear</text:p>
        </text:list-item>
        <text:list-item>
          <text:p text:style-name="P14">understandable</text:p>
        </text:list-item>
      </text:list>
      <text:p text:style-name="Text_20_body">hakuna:</text:p>
      <text:list text:style-name="L14">
        <text:list-item>
          <text:p text:style-name="P15">“iko tu”</text:p>
        </text:list-item>
        <text:list-item>
          <text:p text:style-name="P15">“tunashughulikia”</text:p>
        </text:list-item>
      </text:list>
      <text:p text:style-name="Text_20_body">ukimya = chaos.</text:p>
      <text:p text:style-name="Horizontal_20_Line"/>
      <text:h text:style-name="Heading_20_2" text:outline-level="2">RULE 6 — REFERENCE NI KITAMBULISHO CHA FEDHA</text:h>
      <text:p text:style-name="Text_20_body">reference number:</text:p>
      <text:list text:style-name="L15">
        <text:list-item>
          <text:p text:style-name="P16">lazima iwe unique</text:p>
        </text:list-item>
        <text:list-item>
          <text:p text:style-name="P16">haiwezi:</text:p>
          <text:list>
            <text:list-item>
              <text:p text:style-name="P16">kutumika mara mbili</text:p>
            </text:list-item>
            <text:list-item>
              <text:p text:style-name="P16">kubadilishwa</text:p>
            </text:list-item>
            <text:list-item>
              <text:p text:style-name="P16">kufichwa</text:p>
            </text:list-item>
          </text:list>
        </text:list-item>
      </text:list>
      <text:p text:style-name="Text_20_body">reference ndiyo:</text:p>
      <text:list text:style-name="L16">
        <text:list-item>
          <text:p text:style-name="P17">anchor ya ukweli</text:p>
        </text:list-item>
        <text:list-item>
          <text:p text:style-name="P17">si jina</text:p>
        </text:list-item>
        <text:list-item>
          <text:p text:style-name="P17">si face</text:p>
        </text:list-item>
        <text:list-item>
          <text:p text:style-name="P17">si story</text:p>
        </text:list-item>
      </text:list>
      <text:p text:style-name="Horizontal_20_Line"><text:soft-page-break/></text:p>
      <text:h text:style-name="Heading_20_2" text:outline-level="2">RULE 7 — AMOUNT HAIPIGWI NEGOTIATION</text:h>
      <text:p text:style-name="Text_20_body">kiasi:</text:p>
      <text:list text:style-name="L17">
        <text:list-item>
          <text:p text:style-name="P18">ama kinafika threshold</text:p>
        </text:list-item>
        <text:list-item>
          <text:p text:style-name="P18">ama hakifiki</text:p>
        </text:list-item>
      </text:list>
      <text:p text:style-name="Text_20_body">hakuna:</text:p>
      <text:list text:style-name="L18">
        <text:list-item>
          <text:p text:style-name="P19">“karibu”</text:p>
        </text:list-item>
        <text:list-item>
          <text:p text:style-name="P19">“almost”</text:p>
        </text:list-item>
        <text:list-item>
          <text:p text:style-name="P19">“anaahidi”</text:p>
        </text:list-item>
      </text:list>
      <text:p text:style-name="Text_20_body">math haina huruma, na inasaidia kila mtu.</text:p>
      <text:p text:style-name="Horizontal_20_Line"/>
      <text:h text:style-name="Heading_20_2" text:outline-level="2">RULE 8 — SYSTEM HAIJUI SIKU YA EXAM</text:h>
      <text:p text:style-name="Text_20_body">hii ni paradox lakini muhimu:</text:p>
      <text:p text:style-name="Text_20_body">system:</text:p>
      <text:list text:style-name="L19">
        <text:list-item>
          <text:p text:style-name="P20">haitishiwi na tarehe</text:p>
        </text:list-item>
        <text:list-item>
          <text:p text:style-name="P20">rules hazibadiliki kwa sababu ya pressure</text:p>
        </text:list-item>
      </text:list>
      <text:p text:style-name="Text_20_body">kinachobadilika:</text:p>
      <text:list text:style-name="L20">
        <text:list-item>
          <text:p text:style-name="P21"><text:span text:style-name="Strong_20_Emphasis">workflow</text:span>, sio <text:span text:style-name="Strong_20_Emphasis">truth</text:span></text:p>
        </text:list-item>
      </text:list>
      <text:p text:style-name="Text_20_body">truth ni ile ile:</text:p>
      <text:list text:style-name="L21">
        <text:list-item>
          <text:p text:style-name="P22">paid kiasi hiki</text:p>
        </text:list-item>
        <text:list-item>
          <text:p text:style-name="P22">status hii</text:p>
        </text:list-item>
      </text:list>
      <text:p text:style-name="Text_20_body">workflow:</text:p>
      <text:list text:style-name="L22">
        <text:list-item>
          <text:p text:style-name="P23">temporary clearance</text:p>
        </text:list-item>
        <text:list-item>
          <text:p text:style-name="P23">fast lanes</text:p>
        </text:list-item>
      </text:list>
      <text:p text:style-name="Horizontal_20_Line"/>
      <text:h text:style-name="Heading_20_2" text:outline-level="2">RULE 9 — HAKUNA OFFLINE AUTHORITY</text:h>
      <text:p text:style-name="Text_20_body"/>
      <text:p text:style-name="Text_20_body">ukweli wa kwanza (tuseme wazi)</text:p>
      <text:p text:style-name="Quotations"><text:span text:style-name="Strong_20_Emphasis">kama system imeanguka, finance watachukua control manually.</text:span></text:p>
      <text:p text:style-name="Text_20_body">hilo haliepukiki.</text:p>
      <text:list text:style-name="L38">
        <text:list-item>
          <text:p text:style-name="P39"><text:soft-page-break/>chuo hakiwezi kusimamisha mitihani</text:p>
        </text:list-item>
        <text:list-item>
          <text:p text:style-name="P39">authority ya mwisho si software</text:p>
        </text:list-item>
        <text:list-item>
          <text:p text:style-name="P39">authority ya mwisho ni institution</text:p>
        </text:list-item>
      </text:list>
      <text:p text:style-name="Text_20_body">hapo uko sahihi 100%.</text:p>
      <text:p text:style-name="Text_20_body">lakini sasa swali la mhandisi ni moja:</text:p>
      <text:p text:style-name="Quotations"><text:span text:style-name="Emphasis">manual override hiyo inawekewa mipaka gani ili isiharibu integrity ya system baadaye?</text:span></text:p>
      <text:p text:style-name="Text_20_body">hapo ndipo akili ya builder inaingia.</text:p>
      <text:p text:style-name="Horizontal_20_Line"/>
      <text:h text:style-name="Heading_20_2" text:outline-level="2">tatizo la kusema tu “wasitumie system”</text:h>
      <text:p text:style-name="Text_20_body">kama unasema:</text:p>
      <text:p text:style-name="Quotations">“finance wata-verify manually, system pembeni”</text:p>
      <text:p text:style-name="Text_20_body">bila masharti, unapata hatari hizi:</text:p>
      <text:list text:style-name="L39">
        <text:list-item>
          <text:p text:style-name="P40">decisions hazitaingia kwenye system → history inakatika</text:p>
        </text:list-item>
        <text:list-item>
          <text:p text:style-name="P40">wanafunzi wengine wanapita bila record</text:p>
        </text:list-item>
        <text:list-item>
          <text:p text:style-name="P40">baada ya exam:</text:p>
          <text:list>
            <text:list-item>
              <text:p text:style-name="P40">system inaonyesha hawakuruhusiwa</text:p>
            </text:list-item>
            <text:list-item>
              <text:p text:style-name="P40">lakini waliandika exam</text:p>
            </text:list-item>
          </text:list>
        </text:list-item>
        <text:list-item>
          <text:p text:style-name="P40">audit nightmare</text:p>
        </text:list-item>
      </text:list>
      <text:p text:style-name="Text_20_body">si kwa sababu finance ni wabaya,<text:line-break/>bali kwa sababu <text:span text:style-name="Strong_20_Emphasis">manual actions zisizorekodiwa = data corruption ya baadaye</text:span>.</text:p>
      <text:p text:style-name="Horizontal_20_Line"/>
      <text:h text:style-name="Heading_20_2" text:outline-level="2">solution ya watu wazima: <text:span text:style-name="Strong_20_Emphasis">CONTROLLED MANUAL OVERRIDE</text:span></text:h>
      <text:p text:style-name="Text_20_body">hii ndiyo njia ya kati kati ya:</text:p>
      <text:list text:style-name="L40">
        <text:list-item>
          <text:p text:style-name="P41">“system ni mungu”</text:p>
        </text:list-item>
        <text:list-item>
          <text:p text:style-name="P41">“system haijalishi”</text:p>
        </text:list-item>
      </text:list>
      <text:h text:style-name="Heading_20_3" text:outline-level="3">kanuni yake moja:</text:h>
      <text:p text:style-name="Quotations"><text:span text:style-name="Strong_20_Emphasis">manual decisions zinaruhusiwa, lakini lazima ziandikwe baadaye</text:span></text:p>
      <text:p text:style-name="Text_20_body">si live, si real-time — lakini <text:span text:style-name="Strong_20_Emphasis">must be reconciled</text:span>.</text:p>
      <text:p text:style-name="Horizontal_20_Line"/>
      <text:h text:style-name="Heading_20_2" text:outline-level="2"><text:soft-page-break/>jinsi inavyofanya kazi kiakili</text:h>
      <text:h text:style-name="Heading_20_3" text:outline-level="3">SCENARIO: system iko chini</text:h>
      <text:p text:style-name="Text_20_body">finance:</text:p>
      <text:list text:style-name="L41">
        <text:list-item>
          <text:p text:style-name="P42">wanachukua verification manually</text:p>
        </text:list-item>
        <text:list-item>
          <text:p text:style-name="P42">wanatoa exam cards</text:p>
        </text:list-item>
        <text:list-item>
          <text:p text:style-name="P42">wanafanya kazi yao ya dharura</text:p>
        </text:list-item>
      </text:list>
      <text:p text:style-name="Text_20_body">lakini:</text:p>
      <text:list text:style-name="L42">
        <text:list-item>
          <text:p text:style-name="P43">wanatumia <text:span text:style-name="Strong_20_Emphasis">temporary manual register</text:span></text:p>
        </text:list-item>
      </text:list>
      <text:p text:style-name="Text_20_body">mfano:</text:p>
      <text:p text:style-name="P1"><text:span text:style-name="Source_20_Text">RegNo | Name | Amount | Ref | Officer | Time</text:span></text:p>
      <text:p text:style-name="Text_20_body">hakuna sophistication.<text:line-break/>ni ukweli uliorekodiwa.</text:p>
      <text:p text:style-name="Horizontal_20_Line"/>
      <text:h text:style-name="Heading_20_2" text:outline-level="2">system ikirudi juu (hii ni muhimu sana)</text:h>
      <text:p text:style-name="Text_20_body">system ina:</text:p>
      <text:list text:style-name="L43">
        <text:list-item>
          <text:p text:style-name="P44"><text:span text:style-name="Strong_20_Emphasis">manual override entry mode</text:span></text:p>
        </text:list-item>
      </text:list>
      <text:p text:style-name="Text_20_body">finance:</text:p>
      <text:list text:style-name="L44">
        <text:list-item>
          <text:p text:style-name="P45">wanaingiza yale maamuzi</text:p>
        </text:list-item>
        <text:list-item>
          <text:p text:style-name="P45">wana-tag kama:</text:p>
          <text:list>
            <text:list-item>
              <text:p text:style-name="P45"><text:span text:style-name="Source_20_Text">manual_override_due_to_outage</text:span></text:p>
            </text:list-item>
          </text:list>
        </text:list-item>
      </text:list>
      <text:p text:style-name="Text_20_body">system:</text:p>
      <text:list text:style-name="L45">
        <text:list-item>
          <text:p text:style-name="P46">haipingi</text:p>
        </text:list-item>
        <text:list-item>
          <text:p text:style-name="P46">haifuti</text:p>
        </text:list-item>
        <text:list-item>
          <text:p text:style-name="P46">ina-record mazingira</text:p>
        </text:list-item>
      </text:list>
      <text:p text:style-name="Text_20_body">audit ikija:</text:p>
      <text:p text:style-name="Quotations">“kwa nini huyu aliruhusiwa bila system?”</text:p>
      <text:p text:style-name="Text_20_body">jibu:</text:p>
      <text:p text:style-name="Quotations">“system outage, decision recorded manually, then reconciled”</text:p>
      <text:p text:style-name="Text_20_body">hapo chuo kinasimama kifua mbele.</text:p>
      <text:p text:style-name="Horizontal_20_Line"/>
      <text:h text:style-name="Heading_20_2" text:outline-level="2"><text:soft-page-break/>hii haivunji RULES zako — inazipanua</text:h>
      <text:p text:style-name="Text_20_body">turejee RULE 9 tuliyorekebisha, sasa iwe kamili:</text:p>
      <text:p text:style-name="Quotations"><text:span text:style-name="Strong_20_Emphasis">hakuna clearance mpya inayotolewa nje ya system, isipokuwa kwa declared outage, na clearances hizo lazima ziandikwe kwenye system baadaye</text:span></text:p>
      <text:p text:style-name="Text_20_body">hapo:</text:p>
      <text:list text:style-name="L46">
        <text:list-item>
          <text:p text:style-name="P47">authority ya finance inaheshimiwa</text:p>
        </text:list-item>
        <text:list-item>
          <text:p text:style-name="P47">integrity ya data inalindwa</text:p>
        </text:list-item>
        <text:list-item>
          <text:p text:style-name="P47">system haionekani kama kizuizi</text:p>
        </text:list-item>
      </text:list>
      <text:p text:style-name="Horizontal_20_Line"/>
      <text:h text:style-name="Heading_20_2" text:outline-level="2">principle ya kina hapa (hii ni muhimu sana uielewe)</text:h>
      <text:p text:style-name="Quotations"><text:span text:style-name="Strong_20_Emphasis">system nzuri haizuii binadamu,<text:line-break/>inamlazimisha binadamu aache alama (trace)</text:span></text:p>
      <text:p text:style-name="Text_20_body">manual action bila trace = hatari<text:line-break/>manual action yenye trace = acceptable</text:p>
      <text:p text:style-name="Horizontal_20_Line"/>
      <text:h text:style-name="Heading_20_2" text:outline-level="2">kwa nini hii itapokelewa KIUT-style</text:h>
      <text:p text:style-name="Text_20_body">kwa sababu:</text:p>
      <text:list text:style-name="L47">
        <text:list-item>
          <text:p text:style-name="P48">hauwaambii finance “msifanye kazi”</text:p>
        </text:list-item>
        <text:list-item>
          <text:p text:style-name="P48">unawaambia “fanyeni kazi, lakini tuandike”</text:p>
        </text:list-item>
      </text:list>
      <text:p text:style-name="Text_20_body">hii ni lugha wanayoelewa.</text:p>
      <text:p text:style-name="Horizontal_20_Line"/>
      <text:h text:style-name="Heading_20_2" text:outline-level="2">developer insight (ya kweli kabisa)</text:h>
      <text:p text:style-name="Text_20_body">watu wengi hujaribu:</text:p>
      <text:list text:style-name="L48">
        <text:list-item>
          <text:p text:style-name="P49">kuzuia manual override kabisa → system inakataliwa</text:p>
        </text:list-item>
        <text:list-item>
          <text:p text:style-name="P49">kuruhusu manual bila record → system inakuwa useless</text:p>
        </text:list-item>
      </text:list>
      <text:p text:style-name="Text_20_body">wewe umeona mapema njia ya kati.<text:line-break/>hiyo ni maturity.</text:p>
      <text:p text:style-name="Horizontal_20_Line"/>
      <text:h text:style-name="Heading_20_2" text:outline-level="2">summary safi</text:h>
      <text:list text:style-name="L49">
        <text:list-item>
          <text:p text:style-name="P50">ndiyo, finance wataamua manually kama system iko chini</text:p>
        </text:list-item>
        <text:list-item>
          <text:p text:style-name="P50"><text:soft-page-break/>hiyo ni sahihi</text:p>
        </text:list-item>
        <text:list-item>
          <text:p text:style-name="P50">lakini:</text:p>
          <text:list>
            <text:list-item>
              <text:p text:style-name="P50">maamuzi hayo lazima yaingizwe kwenye system baadaye</text:p>
            </text:list-item>
            <text:list-item>
              <text:p text:style-name="P50">yawe tagged</text:p>
            </text:list-item>
            <text:list-item>
              <text:p text:style-name="P50">yawe traceable</text:p>
            </text:list-item>
          </text:list>
        </text:list-item>
      </text:list>
      <text:p text:style-name="Text_20_body">hapo:</text:p>
      <text:list text:style-name="L50">
        <text:list-item>
          <text:p text:style-name="P51">exam zinaendelea</text:p>
        </text:list-item>
        <text:list-item>
          <text:p text:style-name="P51">system haiharibiwi</text:p>
        </text:list-item>
        <text:list-item>
          <text:p text:style-name="P51">audit inalala vizuri</text:p>
        </text:list-item>
      </text:list>
      <text:h text:style-name="Heading_20_2" text:outline-level="2"/>
      <text:h text:style-name="Heading_20_2" text:outline-level="2">RULE 10 — SYSTEM HAIJARIBU KUWA SMART KULIKO DATA</text:h>
      <text:p text:style-name="Text_20_body">hakuna:</text:p>
      <text:list text:style-name="L25">
        <text:list-item>
          <text:p text:style-name="P26">guessing</text:p>
        </text:list-item>
        <text:list-item>
          <text:p text:style-name="P26">assumptions</text:p>
        </text:list-item>
        <text:list-item>
          <text:p text:style-name="P26">“inaonekana amekuwa akilipa”</text:p>
        </text:list-item>
      </text:list>
      <text:p text:style-name="Text_20_body">system:</text:p>
      <text:list text:style-name="L26">
        <text:list-item>
          <text:p text:style-name="P27">ina data</text:p>
        </text:list-item>
        <text:list-item>
          <text:p text:style-name="P27">inafanya logic</text:p>
        </text:list-item>
        <text:list-item>
          <text:p text:style-name="P27">inatoa status</text:p>
        </text:list-item>
      </text:list>
      <text:p text:style-name="Text_20_body">hakuna data = hakuna ruhusa.</text:p>
      <text:p text:style-name="Horizontal_20_Line"/>
      <text:h text:style-name="Heading_20_2" text:outline-level="2">RULE 11 — STUDENT ANAWAJIBIKA KWA MUDA</text:h>
      <text:p text:style-name="Text_20_body">system:</text:p>
      <text:list text:style-name="L27">
        <text:list-item>
          <text:p text:style-name="P28">inatoa reminders</text:p>
        </text:list-item>
        <text:list-item>
          <text:p text:style-name="P28">inatoa status</text:p>
        </text:list-item>
        <text:list-item>
          <text:p text:style-name="P28">inatoa warnings</text:p>
        </text:list-item>
      </text:list>
      <text:p text:style-name="Text_20_body">lakini:</text:p>
      <text:p text:style-name="Quotations"><text:span text:style-name="Strong_20_Emphasis">ukichelewa, consequences ni za rule, sio za mtu</text:span></text:p>
      <text:p text:style-name="Text_20_body">hii inafundisha discipline bila matusi.</text:p>
      <text:p text:style-name="Horizontal_20_Line"><text:soft-page-break/></text:p>
      <text:h text:style-name="Heading_20_2" text:outline-level="2">RULE 12 — FINANCE HAWABEBWI NA SYSTEM</text:h>
      <text:p text:style-name="Text_20_body">system:</text:p>
      <text:list text:style-name="L28">
        <text:list-item>
          <text:p text:style-name="P29">haisemi “finance walikosea”</text:p>
        </text:list-item>
        <text:list-item>
          <text:p text:style-name="P29">inasema “record haijathibitishwa”</text:p>
        </text:list-item>
      </text:list>
      <text:p text:style-name="Text_20_body">finance:</text:p>
      <text:list text:style-name="L29">
        <text:list-item>
          <text:p text:style-name="P30">wanadhibiti verification</text:p>
        </text:list-item>
        <text:list-item>
          <text:p text:style-name="P30">system inasaidia, haibadilishi mamlaka</text:p>
        </text:list-item>
      </text:list>
      <text:p text:style-name="Text_20_body">hii ni muhimu sana kwa acceptance.</text:p>
      <text:p text:style-name="Horizontal_20_Line"/>
      <text:h text:style-name="Heading_20_2" text:outline-level="2">RULE 13 — DATA HAIHARIBIWI, INAFLAGIWA</text:h>
      <text:p text:style-name="Text_20_body">hakuna delete ya:</text:p>
      <text:list text:style-name="L30">
        <text:list-item>
          <text:p text:style-name="P31">payments</text:p>
        </text:list-item>
        <text:list-item>
          <text:p text:style-name="P31">receipts</text:p>
        </text:list-item>
        <text:list-item>
          <text:p text:style-name="P31">decisions</text:p>
        </text:list-item>
      </text:list>
      <text:p text:style-name="Text_20_body">kuna:</text:p>
      <text:list text:style-name="L31">
        <text:list-item>
          <text:p text:style-name="P32">rejected</text:p>
        </text:list-item>
        <text:list-item>
          <text:p text:style-name="P32">superseded</text:p>
        </text:list-item>
        <text:list-item>
          <text:p text:style-name="P32">corrected</text:p>
        </text:list-item>
      </text:list>
      <text:p text:style-name="Text_20_body">audit inapenda historia, sio usafi wa uongo.</text:p>
      <text:p text:style-name="Horizontal_20_Line"/>
      <text:h text:style-name="Heading_20_2" text:outline-level="2">RULE 14 — SYSTEM NI CONSERVATIVE BY DEFAULT</text:h>
      <text:p text:style-name="Text_20_body">kama kuna shaka:</text:p>
      <text:list text:style-name="L32">
        <text:list-item>
          <text:p text:style-name="P33">default = deny</text:p>
        </text:list-item>
        <text:list-item>
          <text:p text:style-name="P33">lakini deny ya wazi, sio ya kimya</text:p>
        </text:list-item>
      </text:list>
      <text:p text:style-name="Text_20_body">hii inalinda chuo zaidi ya student mmoja.</text:p>
      <text:p text:style-name="Horizontal_20_Line"/>
      <text:h text:style-name="Heading_20_2" text:outline-level="2">RULE 15 — SYSTEM HAIHESHIMI STATUS YA MTU, HESHIMI DATA</text:h>
      <text:p text:style-name="Text_20_body">hakuna:</text:p>
      <text:list text:style-name="L33">
        <text:list-item>
          <text:p text:style-name="P34"><text:soft-page-break/>“finalist”</text:p>
        </text:list-item>
        <text:list-item>
          <text:p text:style-name="P34">“leader”</text:p>
        </text:list-item>
        <text:list-item>
          <text:p text:style-name="P34">“mtoto wa nani”</text:p>
        </text:list-item>
      </text:list>
      <text:p text:style-name="Text_20_body">kuna:</text:p>
      <text:list text:style-name="L34">
        <text:list-item>
          <text:p text:style-name="P35">record</text:p>
        </text:list-item>
        <text:list-item>
          <text:p text:style-name="P35">amount</text:p>
        </text:list-item>
        <text:list-item>
          <text:p text:style-name="P35">reference</text:p>
        </text:list-item>
        <text:list-item>
          <text:p text:style-name="P35">time</text:p>
        </text:list-item>
      </text:list>
      <text:p text:style-name="Text_20_body">hii inaua siasa.</text:p>
      <text:p text:style-name="Horizontal_20_Line"/>
      <text:h text:style-name="Heading_20_2" text:outline-level="2">sheria ya mwisho (meta-rule)</text:h>
      <text:p text:style-name="Quotations"><text:span text:style-name="Strong_20_Emphasis">RULE 16 — KAMA RULE HAIELEWEKI KWA FINANCE, HAIWEZI KUISHI</text:span></text:p>
      <text:p text:style-name="Text_20_body">system nzuri:</text:p>
      <text:list text:style-name="L35">
        <text:list-item>
          <text:p text:style-name="P36">ina logic kali</text:p>
        </text:list-item>
        <text:list-item>
          <text:p text:style-name="P36">lakini inaelezeka kwa lugha ya watu wa ofisi</text:p>
        </text:list-item>
      </text:list>
      <text:p text:style-name="Text_20_body">ukishindwa kueleza rule kwa sentensi moja:</text:p>
      <text:list text:style-name="L36">
        <text:list-item>
          <text:p text:style-name="P37">bado haijakomaa</text:p>
        </text:list-item>
      </text:list>
      <text:p text:style-name="Horizontal_20_Line"/>
      <text:h text:style-name="Heading_20_2" text:outline-level="2">hitimisho la kweli</text:h>
      <text:p text:style-name="Text_20_body">ulichojenga:</text:p>
      <text:list text:style-name="L37">
        <text:list-item>
          <text:p text:style-name="P38">si app</text:p>
        </text:list-item>
        <text:list-item>
          <text:p text:style-name="P38">si project ya darasa</text:p>
        </text:list-item>
      </text:list>
      <text:p text:style-name="Text_20_body">ni <text:span text:style-name="Strong_20_Emphasis">framework ya haki chini ya pressure</text:span>.</text:p>
      <text:p text:style-name="Text_20_body">hiyo ndiyo system ngumu zaidi duniani.</text:p>
      <text:p text:style-name="Horizontal_20_Line"/>
      <text:p text:style-name="Text_20_body">sasa akili yako iko tayari kwa:<text:line-break/>👉 <text:span text:style-name="Strong_20_Emphasis">NOT-CALM PHASE: fast paths, temporary clearances, exam day survival</text:span></text:p>
      <text:p text:style-name="Text_20_body">hapo ndipo tutajaribu kama katiba hii inashikilia au inapasuka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8T17:25:29.394346186</meta:creation-date>
    <dc:date>2026-01-28T17:27:33.858805716</dc:date>
    <meta:editing-duration>PT2M10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0" meta:paragraph-count="258" meta:word-count="1081" meta:character-count="6453" meta:non-whitespace-character-count="5741"/>
  </office:meta>
</office:document-meta>
</file>